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5.424cm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5.424cm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5.424cm"/>
        </style:tab-stops>
      </style:paragraph-properties>
      <style:text-properties style:font-name="Arial"/>
    </style:style>
    <style:style style:name="P7" style:family="paragraph" style:parent-style-name="Standard" style:list-style-name="L2">
      <style:paragraph-properties fo:text-align="start" style:justify-single-word="false">
        <style:tab-stops>
          <style:tab-stop style:position="5.424cm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/>
    </style:style>
    <style:style style:name="P11" style:family="paragraph" style:parent-style-name="Standard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4">
      <style:text-properties fo:font-weight="normal" style:font-weight-asian="normal" style:font-weight-complex="normal"/>
    </style:style>
    <style:style style:name="P13" style:family="paragraph" style:parent-style-name="Standard" style:list-style-name="L6">
      <style:text-properties fo:font-weight="normal" style:font-weight-asian="normal" style:font-weight-complex="normal"/>
    </style:style>
    <style:style style:name="P14" style:family="paragraph" style:parent-style-name="Standard" style:list-style-name="L7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paragraph-properties fo:text-align="justify" style:justify-single-word="false"/>
    </style:style>
    <style:style style:name="P16" style:family="paragraph" style:parent-style-name="Standard" style:list-style-name="L7"/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tline da Pré-proposta</text:p>
      <text:p text:style-name="P1"/>
      <text:p text:style-name="P2">Título:</text:p>
      <text:p text:style-name="P1">Ferramenta Web para geração de mapeamentos de bancos relacionais para Ontologias de Domínio.</text:p>
      <text:p text:style-name="P1"/>
      <text:p text:style-name="P2">Resumo:</text:p>
      <text:p text:style-name="P10"><text:tab/>O padrão Linked Data foi estabelecido como a melhor prática para expor, compartilhar e conectar partes de dados, informações e conhecimentos na Web Semântica usando URIs e RDF. No entanto, a grande maioria dos dados corporativos, inclusive dados da Web, permanecem armazenados em SGBDs relacionais.</text:p>
      <text:p text:style-name="P10"/>
      <text:p text:style-name="P10"><text:tab/>Para tornar as informações armazenadas em bancos relacionais disponíveis para a Web de dados, é preciso criar uma mapeamento do modelo relacional para o modelo RDF (triplificação dos dados). Esse mapeamento é utilizado por ferramentas como o D2R, por exemplo, para a criação de endpoints RDF (modelo virtual) ou mesmo para exportar os dados e criar uma nova base triplificada.</text:p>
      <text:p text:style-name="P10"/>
      <text:p text:style-name="P10"><text:tab/>Entretanto, a simples triplificação dos dados para a web semântica não é suficiente, pois na maioria dos casos deseja-se criar uma ontologia de domínio que define uma melhor estrutura e possibilita o reuso e a integração da base com outras fontes RDF. Assim, é necessária a criação de um mapeamento entre a base relacional e sua ontologia local com a ontologia de domínio. Essa tarefa é complexa, uma vez que as bases de relacionais em geral não possuem dados ligados com a web de dados e estão estruturadas conforme a ontologia local.</text:p>
      <text:p text:style-name="P10"/>
      <text:p text:style-name="P10"><text:tab/>Neste trabalho, tratamos do problema de geração desses mapeamentos de forma flexível e com sugestões para criação de links com a Web de Dados. Para tanto, propomos uma ferramenta XXX que disponibiliza para o usuário a criação da configuração de acesso às bases (podem ser múltiplas), a geração da ontologia local (triplificação simples) e posterior customização e geração do mapeamento definitivo. Tal mapeamento será gerado para execução usando o D2RQ. Após a criação do mapeamento, o usuário poderá baixá-lo ou já iniciar o serviço de criação do endpoint para navegar nos dados triplificados conforme a ontologia de domínio definida. A mesma funcionalidade estará disponível para aplicações triplificarem seus dados através de serviços web, na qual a customização deverá ser feita a posteriori por um usuário ou através da invocação de métodos do serviço web que irão manter o mapeamento.</text:p>
      <text:p text:style-name="P10"/>
      <text:p text:style-name="P10"><text:tab/>Com essa abordagem, as aplicações terão a possibilidade de triplificarem fontes de dados relacionais em tempo de execução e os usuários poderão customizar seus mapeamentos sem a preocupação de conhecer a linguagem utilizada pelo D2R, preocupando-se somente com o conhecimento das ontologias utilizadas.</text:p>
      <text:p text:style-name="P2"/>
      <text:p text:style-name="P2">Fundamentação Teórica:</text:p>
      <text:list xml:id="list40395409" text:style-name="L3">
        <text:list-item>
          <text:p text:style-name="P15"><text:span text:style-name="T2">Ontologia de Local/Domínio;</text:span></text:p>
        </text:list-item>
        <text:list-item>
          <text:p text:style-name="P15"><text:span text:style-name="T2">SPARQL;</text:span></text:p>
        </text:list-item>
        <text:list-item>
          <text:p text:style-name="P15"><text:span text:style-name="T2">D2R com exemplos;</text:span></text:p>
        </text:list-item>
        <text:list-item>
          <text:p text:style-name="P15"><text:span text:style-name="T2">Serviços Web;</text:span></text:p>
        </text:list-item>
      </text:list>
      <text:p text:style-name="P9"/>
      <text:p text:style-name="P9">Caracterizar o problema:</text:p>
      <text:list xml:id="list40439198" text:style-name="L5">
        <text:list-item>
          <text:p text:style-name="P11"><text:span text:style-name="T1">Apresentar exemplos de mapeamentos complexos e criticar o que a ferramenta não pode fazer.</text:span></text:p>
        </text:list-item>
      </text:list>
      <text:p text:style-name="P9"><text:soft-page-break/></text:p>
      <text:p text:style-name="P2">Aplicação Web:</text:p>
      <text:list xml:id="list40434249" text:style-name="L4">
        <text:list-item>
          <text:p text:style-name="P12"><text:span text:style-name="T1">Arquitetura proposta;</text:span></text:p>
        </text:list-item>
        <text:list-item>
          <text:p text:style-name="P12"><text:span text:style-name="T1">Componentes;</text:span></text:p>
        </text:list-item>
        <text:list-item>
          <text:p text:style-name="P12"><text:span text:style-name="T1">Funcionalidades;</text:span></text:p>
        </text:list-item>
        <text:list-item>
          <text:p text:style-name="P12"><text:span text:style-name="T1">Contribuições para melhoria do D2R;</text:span></text:p>
        </text:list-item>
      </text:list>
      <text:p text:style-name="P2">Web Services:</text:p>
      <text:list xml:id="list40458385" text:style-name="L6">
        <text:list-item>
          <text:p text:style-name="P13"><text:span text:style-name="T1">Interface dos serviços;</text:span></text:p>
        </text:list-item>
        <text:list-item>
          <text:p text:style-name="P13"><text:span text:style-name="T1">Detalhamento;</text:span></text:p>
        </text:list-item>
        <text:list-item>
          <text:p text:style-name="P13"><text:span text:style-name="T1">Forma de utilização;</text:span></text:p>
        </text:list-item>
      </text:list>
      <text:p text:style-name="P2"/>
      <text:p text:style-name="P2">Estudo de Caso:</text:p>
      <text:list xml:id="list40465079" text:style-name="L7">
        <text:list-item>
          <text:p text:style-name="P14"><text:span text:style-name="T1">Publicação das Notas Fiscais Eletrônicas e Escriturações Fiscais Digitais da Secretaria da Fazenda do Ceará no formato RDF;</text:span></text:p>
        </text:list-item>
        <text:list-item>
          <text:p text:style-name="P14"><text:span text:style-name="T1">Criação das ontologias locais;</text:span></text:p>
        </text:list-item>
        <text:list-item>
          <text:p text:style-name="P14"><text:span text:style-name="T1">Criação da ontologia de domínio;</text:span></text:p>
        </text:list-item>
        <text:list-item>
          <text:p text:style-name="P14"><text:span text:style-name="T1">Uso da Ferramenta para gerar o mapeamento;</text:span></text:p>
        </text:list-item>
        <text:list-item>
          <text:p text:style-name="P16"><text:span text:style-name="T2">Disponibilização dos dados na Intranet para acesso pelos fiscais autorizados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ís Teixeira</meta:initial-creator>
    <meta:creation-date>2011-02-17T15:33:59.26</meta:creation-date>
    <dc:date>2011-04-14T20:38:00.02</dc:date>
    <dc:creator>Luís Teixeira</dc:creator>
    <meta:editing-duration>PT02H06M09S</meta:editing-duration>
    <meta:editing-cycles>14</meta:editing-cycles>
    <meta:generator>BrOffice.org/3.2$Win32 OpenOffice.org_project/320m18$Build-9502</meta:generator>
    <meta:document-statistic meta:table-count="0" meta:image-count="0" meta:object-count="0" meta:page-count="2" meta:paragraph-count="31" meta:word-count="509" meta:character-count="3238"/>
  </office:meta>
</office:document-meta>
</file>